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411cm" style:use-optimal-column-width="false"/>
    </style:style>
    <style:style style:name="co2" style:family="table-column">
      <style:table-column-properties style:column-width="11.589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0.981cm"/>
    </style:style>
    <style:style style:name="ro3" style:family="table-row">
      <style:table-row-properties style:row-height="0.903cm"/>
    </style:style>
    <style:style style:name="ro4" style:family="table-row">
      <style:table-row-properties style:row-height="0.816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text-properties style:font-size-asian="14pt" style:font-size-complex="14pt"/>
    </style:style>
    <style:style style:name="P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font-name="Liberation Sans" fo:font-size="14pt" style:letter-kerning="true" style:font-name-asian="Noto Sans CJK SC" style:font-size-asian="14pt" style:font-name-complex="Lohit Devanagari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AI化検討の必要情報</text:p>
          </draw:text-box>
        </draw:frame>
        <draw:frame draw:style-name="standard" draw:layer="layout" svg:width="25.499cm" svg:height="13.183cm" svg:x="0.841cm" svg:y="4.3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取得項目</text:p>
              </table:table-cell>
              <table:table-cell>
                <text:p>取得目的</text:p>
              </table:table-cell>
              <table:table-cell>
                <text:p>取得先</text:p>
              </table:table-cell>
            </table:table-row>
            <table:table-row table:style-name="ro2" table:default-cell-style-name="ce1">
              <table:table-cell>
                <text:p text:style-name="P1"><text:span text:style-name="T1">各店舗の売上</text:span></text:p>
              </table:table-cell>
              <table:table-cell>
                <text:p text:style-name="P1"><text:span text:style-name="T1">基本情報として</text:span></text:p>
              </table:table-cell>
              <table:table-cell>
                <text:p text:style-name="P1"><text:span text:style-name="T1">管理本部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各店舗の地域性</text:span></text:p>
              </table:table-cell>
              <table:table-cell>
                <text:p text:style-name="P1"><text:span text:style-name="T2">最寄り駅、住所等</text:span></text:p>
              </table:table-cell>
              <table:table-cell>
                <text:p text:style-name="P1"><text:span text:style-name="T1">管理本部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各店舗の独自情報</text:span></text:p>
              </table:table-cell>
              <table:table-cell>
                <text:p text:style-name="P1"><text:span text:style-name="T1">特筆すべきこと</text:span></text:p>
              </table:table-cell>
              <table:table-cell>
                <text:p text:style-name="P1"><text:span text:style-name="T1">各店舗関係者（店長、従業員）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仕入先の情報</text:span></text:p>
              </table:table-cell>
              <table:table-cell>
                <text:p text:style-name="P1"><text:span text:style-name="T1">仕入先情報も必要とされるので</text:span></text:p>
              </table:table-cell>
              <table:table-cell>
                <text:p text:style-name="P1"><text:span text:style-name="T1">調達本部長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各店舗周辺情報</text:span></text:p>
              </table:table-cell>
              <table:table-cell>
                <text:p text:style-name="P1"><text:span text:style-name="T1">周辺地域の年齢層、平均所得等</text:span></text:p>
              </table:table-cell>
              <table:table-cell>
                <text:p text:style-name="P1"><text:span text:style-name="T1">周辺調査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社長の性格</text:span></text:p>
              </table:table-cell>
              <table:table-cell/>
              <table:table-cell>
                <text:p text:style-name="P1"><text:span text:style-name="T1">従業員等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会社の方向性</text:span></text:p>
              </table:table-cell>
              <table:table-cell>
                <text:p text:style-name="P1"><text:span text:style-name="T1">上場を狙うとか、今後のこと</text:span></text:p>
              </table:table-cell>
              <table:table-cell>
                <text:p text:style-name="P1"><text:span text:style-name="T1">社長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演習2-1　何のためにどのような商品を予測するか。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・在庫の最適化、及び人による発注からAIによる発注のために</text:p>
                <text:list>
                  <text:list-item>
                    <text:p>需要予測をしたほうがいい170品目に関してする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PoC実現に向けての要件定義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・発注のルーティン</text:p>
              </text:list-item>
              <text:list-item>
                <text:p>・POSデータの集約</text:p>
              </text:list-item>
              <text:list-item>
                <text:p>・ゲーム会社のPRイベント、SNSを分析</text:p>
              </text:list-item>
              <text:list-item>
                <text:p>・最終的な人による調整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演習3要件定義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<text:span text:style-name="T3">a,</text:span><text:span text:style-name="T3">在庫の最適化、発注業務の</text:span><text:span text:style-name="T3">AI</text:span><text:span text:style-name="T3">化のため</text:span></text:p>
              </text:list-item>
              <text:list-item>
                <text:p><text:span text:style-name="T3"/></text:p>
              </text:list-item>
              <text:list-item>
                <text:p><text:span text:style-name="T3">b,</text:span><text:span text:style-name="T3">需要予測対象商品</text:span><text:span text:style-name="T3">170</text:span><text:span text:style-name="T3">点のうち、実績のある</text:span><text:span text:style-name="T3">150</text:span><text:span text:style-name="T3">点に関しては販売個数対</text:span><text:span text:style-name="T3">　比</text:span><text:span text:style-name="T3">7.4</text:span><text:span text:style-name="T3">％、実績のない</text:span><text:span text:style-name="T3">20</text:span><text:span text:style-name="T3">点に関しては</text:span><text:span text:style-name="T3">16</text:span><text:span text:style-name="T3">％が現状なので、それを下回る</text:span><text:span text:style-name="T3">精　度に抑える</text:span></text:p>
              </text:list-item>
              <text:list-item>
                <text:p><text:span text:style-name="T3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5:24:57.950253942</meta:creation-date>
    <meta:editing-duration>PT7M49S</meta:editing-duration>
    <meta:editing-cycles>4</meta:editing-cycles>
    <meta:generator>LibreOffice/6.0.7.3$Linux_X86_64 LibreOffice_project/00m0$Build-3</meta:generator>
    <dc:title>Alizarin</dc:title>
    <dc:date>2020-10-13T08:04:14.276072617</dc:date>
    <meta:document-statistic meta:object-count="53"/>
  </office:meta>
</office:document-meta>
</file>